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0_12-41-3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0_16-14-02_000.jpg</text:p>
          </table:table-cell>
          <table:table-cell table:style-name="ce11" office:value-type="string">
            <text:p>:m RES 1*4 / free# JVEMV6 68#_119:1 / 68. theoretical-physics(tp) / w=サイコロ,topics=確率,other=~,s=~,i=~,doc=r-7-5.2~8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4 / free# JVEMV6 68#_119:1 / 68. theoretical-physics(tp) / w=サイコロ,topics=確率,other=~,s=~,i=~,doc=r-7-5.2~8">
            <text:p>:m RES 1*4 / free# JVEMV6 68#_119:1 / 68. theoretical-physics(tp) / w=サイコロ,topics=確率,other=~,s=~,i=~,doc=r-7-5.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0_16-14-28_000.jpg</text:p>
          </table:table-cell>
          <table:table-cell table:style-name="ce19" office:value-type="string">
            <text:p>:m RES 2*4 / free# JVEMV6 68#_119:1 / 68. theoretical-physics(tp) / w=サイコロ,topics=確率,other=~,s=~,i=~,doc=r-7-5.2~8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4 / free# JVEMV6 68#_119:1 / 68. theoretical-physics(tp) / w=サイコロ,topics=確率,other=~,s=~,i=~,doc=r-7-5.2~8">
            <text:p>:m RES 2*4 / free# JVEMV6 68#_119:1 / 68. theoretical-physics(tp) / w=サイコロ,topics=確率,other=~,s=~,i=~,doc=r-7-5.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0_16-14-50_000.jpg</text:p>
          </table:table-cell>
          <table:table-cell table:style-name="ce11" office:value-type="string">
            <text:p>:m RES 3*4 / free# JVEMV6 68#_119:1 / 68. theoretical-physics(tp) / w=サイコロ,topics=確率,other=q+:n回中、x回,s=~,i=~,doc=r-7-5.2~8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4 / free# JVEMV6 68#_119:1 / 68. theoretical-physics(tp) / w=サイコロ,topics=確率,other=q+:n回中、x回,s=~,i=~,doc=r-7-5.2~8">
            <text:p>:m RES 3*4 / free# JVEMV6 68#_119:1 / 68. theoretical-physics(tp) / w=サイコロ,topics=確率,other=q+:n回中、x回,s=~,i=~,doc=r-7-5.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0_16-15-19_000.jpg</text:p>
          </table:table-cell>
          <table:table-cell table:style-name="ce11" office:value-type="string">
            <text:p>:m RES 4*4 / free# JVEMV6 68#_119:1 / 68. theoretical-physics(tp) / w=サイコロ,topics=確率,other=q+:n回中、x回;q+:n回中、x回と、(x+1)回との、比率,s=~,i=~,doc=r-7-5.2~8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4*4 / free# JVEMV6 68#_119:1 / 68. theoretical-physics(tp) / w=サイコロ,topics=確率,other=q+:n回中、x回;q+:n回中、x回と、(x+1)回との、比率,s=~,i=~,doc=r-7-5.2~8">
            <text:p>:m RES 4*4 / free# JVEMV6 68#_119:1 / 68. theoretical-physics(tp) / w=サイコロ,topics=確率,other=q+:n回中、x回;q+:n回中、x回と、(x+1)回との、比率,s=~,i=~,doc=r-7-5.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0_17-54-30_000.jpg</text:p>
          </table:table-cell>
          <table:table-cell table:style-name="ce18" office:value-type="string">
            <text:p>:m RES 1*1 / free# JVEMV6 68#_119:2 / 68. theoretical-physics(tp) / w=~,topics=ベクトル：位置,other=~,s=~,i=~,doc=r-7-5.1~2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1*1 / free# JVEMV6 68#_119:2 / 68. theoretical-physics(tp) / w=~,topics=ベクトル：位置,other=~,s=~,i=~,doc=r-7-5.1~2">
            <text:p>:m RES 1*1 / free# JVEMV6 68#_119:2 / 68. theoretical-physics(tp) / w=~,topics=ベクトル：位置,other=~,s=~,i=~,doc=r-7-5.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0_21-01-22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1_02-28-17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1_02-28-22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1_08-16-59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1_08-24-12_000.jpg</text:p>
          </table:table-cell>
          <table:table-cell table:style-name="ce11" office:value-type="string">
            <text:p>:m :th / topic=キリスト教：伝道 / content=平家物語を読まずに、日本人に分かるように、キリストの教えを語れるものじゃない / lang=ja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th / topic=キリスト教：伝道 / content=平家物語を読まずに、日本人に分かるように、キリストの教えを語れるものじゃない / lang=ja">
            <text:p>:m :th / topic=キリスト教：伝道 / content=平家物語を読まずに、日本人に分かるように、キリストの教えを語れるものじゃない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０時半ぐらいから観ている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2021/10/11</text:date>, <text:time>09:4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1T09:44:38.97</dc:date>
    <dc:creator>iwabuchi ken</dc:creator>
    <meta:editing-duration>P38DT10H12M29S</meta:editing-duration>
    <meta:editing-cycles>13529</meta:editing-cycles>
    <meta:document-statistic meta:table-count="1" meta:cell-count="439" meta:object-count="0"/>
  </office:meta>
</office:document-meta>
</file>